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konta użytk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e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Strona w większej części napisana została w programie Visual Studio 2017 z małą pomocą Notepad++.</text:p>
      <text:p text:style-name="P1">Praca podzielona została na 4 rozdziały,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site in which the user must enter the tittle, summary and his or her e-mail for identification purposes, and aldo include e-mail address of his/her mentor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text:p>
      <text:p text:style-name="P1"/>
      <text:p text:style-name="P1">1. Wstęp</text:p>
      <text:p text:style-name="P1">1.1 Cel</text:p>
      <text:p text:style-name="P1">Prace dyplomowe to ważna część życia nie tylko akademickiego ale także zawodowego. Co roku uczniowie, studenci czy doktoranci stoją przed zadaniem napisania dzieła. To czy student traktuje to poważnie czy nie jest już kwestią indywidualną, ale nawet najbardziej leniwi muszą się postarać. Każda praca przed przedstawieniem jej komisji musi zostać oceniona. Ukończeniu towarzyszy recenzja, napisana przez zazwyczaj dwie osoby: opiekuna/promotora oraz recenzenta - osoby trzeciej. Zabieg ten ma na celu pomóż nie tylko jednostce naukowej, by ta nie oceniała prac nie spełniających wymagań, ale także autorowi, by nie podchodził do obrony z niegotowym tworem. Proces recenzji nie jest obecnie w żaden sposób zdigitalizowany. Po odpowiedniej analizie, można dojść do paru wniosków. Wykonując swoją pracę w czasach gdzie połowa rzeczy jest na papierze a połowa skomputeryzowana, recenzenci zaczynając mieć problem nie tylko ze śledzeniem obecnych poczynać, ale i z przeszukiwaniem archiwalnych recenzji. Ujednolicenie obecnego systemu poprzez zwiększenie nacisku na digitalizacje, znacząco usprawniło by proces. Pierwszym konceptem jaki może przyjść w takiej sytuacji do głowy jest stworzenie Strony WWW. Strony internetowe w dzisiejszych czasach cechują się wygodą oraz ich uniwersalnością. Tworzone są one w taki sposób, aby niezależnie od wybranego przez nas środowiska, czy to w postaci innego systemu niż Windows, czy smartfona, możliwe było bezproblemowe używanie jej. Swoistym zadaniem dla programisty jest stworzenie strony internetowej z własną logiką i danymi, zwaną też aplikacją internetową. Stworzenie takiej aplikacji nie tylko polepszyło by obecny schemat, ale umożliwiło by skorzystanie z dobrodziejstw internetu. Na etapach koncepcyjnych kreowała się wizja portalu informujaćego mailowo o zakończeniu recenzji. Pozwalającego na stworzenie archiwum prac w których po indeksach studentów można było by znaleźć recenzje nawet sprzed paru lat. W obliczu tych oraz wielu innych zalet, padła decyzja o stworzeniu takiego właśnie systemu. Za cel postawiono więc tytułowe stworzenie internetowe systemu do zarządzania procesem recenzowania prac.</text:p>
      <text:p text:style-name="P1"/>
      <text:p text:style-name="P1">1.2 Zarys ogólny aplikacji</text:p>
      <text:p text:style-name="P1">Aplikacja internetowa która konceptualnie nosi nazwę „ThesisReview” ma proste założenie. Zarejestrowani przez administratora pracownicy, będą mogli dostawać zgłoszenia od studentów. Wysyłany formularz posiada informacje takie jak tytuł pracy, wstęp/streszczenie oraz podstawowe dane do identyfikacji studenta przez adres mail stworzony na potrzeby studiów, jego imię i nazwisko oraz jednostka naukowa w której studiuje. Wraz z tym zawrzeć trzeba również zamieścić mail opiekuna i ewentualnego recenzenta. Na podany przez wysyłającego pocztę, zostanie przysłany link przejrzenia recenzji. Adres ten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i na pytania dotyczących pracy, zgodnych z jej typem. Recenzent po ocenieniu pracy uniemożliwia sobie jej dalszą edycję. Po zakończeniu edycji przez niego oraz ewentualnego drugiego recenzenta, student na podany mail dostaje powiadomienie o zakończeniu oceniania. Korzystając z linku może on sprawdzić wystawioną przez ocenę. To kończy działanie aplikacji w relacji recenzent - student, spełniając tym samym podstawowe założenia, ale to oczywiście nie jedyne możliwości aplikacji.</text:p>
      <text:p text:style-name="P1"/>
      <text:p text:style-name="P1">1.3 Istniejące rozwiązania</text:p>
      <text:p text:style-name="P1">Po odpowiedniej analizie poszczególnych uczelni w Polsce, można zauważyć dwa głowne sposoby na recenzje prac dyplomowych. Pierwszym jest częściowy brak zdigitalizowania tego procesu. Student dostarcza swoją pracę poprzez udanie się do opiekuna zazwyczaj z pracą wgraną na nośnik w postaci przenośnego dysku lub płytki CD, chociaż przypadki wydrukowania prac też się zdarzają choaiz raczej marginalnie. Student nie dostaje żadnej informacji zwrotnej odnośnie statusu recenzji i musi się on po nią udać. Drugim sposobem jest załatwianie tych spraw poprzez pocztę elektroniczną. Problem leży bardziej w kwestii recenzji. Te zostają zapisane na dyskach twardych opiekunów, co oczywiście naraża je na usunięcie przy awarii, lub wydrukowanie zostawiane są na półkach, co zapełnia miejsce, którego nikt nie ma nieograniczonego. Nie znajdziemy jednak rozwiązania w postaci strony internetowej czy aplikacji mobilnej. To samo w sobie stanowiło pewne wyzwanie, gdyż brak dostępnych rozwiązań utrudnia zweryfikowanie przydatnych oraz nieprzydatnych dla takiego systemu funkcji, </text:p>
      <text:p text:style-name="P1">1.4 Ogólny opis narzędzi</text:p>
      <text:p text:style-name="P1">Proces tworzenia aplikacji to rzecz często bardzo indywidualna. Programista może przebierać nie tylko w ogromnej liczbie narzędzi do pisania, ale przede wszystkim w różnych językach i bibliotekach. Wybór odpowiednich narzędzi więc jest bardzo ważny. Do stworzenia aplikacji użyto ASP.NET Core. Napisany jest on w języku C# na platformie .NET Core. Aplikacja potrzebowała też bazy danych, wybór odpowiedniego systemy do zarządzania ww. padł na MSSQL znany też jako Microsoft SQL Server. Do obsługi HTML, CSS oraz JavaScript wykorzystano popularnegy zestaw narzędzi Bootstrap i towarzyszącej mu biblioteki jQuery. Jako zintegrowane środowisko programistyczne zwane też jako IDE użyto Visual Studio 2017 w wersji community. Służył on również jako edytor tekstowy, wraz z małą pomocą notepad++. Tak przedstawia się pobieżna lista narzędzi. Brakuje tutaj opisy bibliotek z których owe narzędzia korzystały ale te zostaną opisane bardziej szczegółowo w dalszej części.</text:p>
      <text:p text:style-name="P1">1.5 Plan Pracy Dyplomowej</text:p>
      <text:p text:style-name="P1">W celu łatwiejszej nawigacji po mojej pracy zdecydowałem się na prosty podział. Jako że warto opisać każde narzędzie, proces i implementacje, niezbędnym wydaje się być więc przeznaczenie im odpowiedniego dla nich miejsca. Pracę więc podzieliłem na X większe rozdziały:</text:p>
      <text:p text:style-name="P1">Rozdział 1: Wstęp</text:p>
      <text:p text:style-name="P1">Rozdział 2: Technologie i narzędzia<text:line-break/>Rozdział 3: Aplikacja</text:p>
      <text:p text:style-name="P1">Rozdział 4: Rozwiązania</text:p>
      <text:p text:style-name="P1">Rozdział 1 skupiono się tu bardziej na ogółach aby można było mieć bardziej powierzchowny obraz aplikacji i tego czego ona dotyczy.</text:p>
      <text:p text:style-name="P1">Rozdział 2 to opis technologii oraz użytych narzędzi. Szczegółowy przedstawienie tego na czym wszystko zostało napisane, co było intuicyjne a co problematyczne w użyciu. </text:p>
      <text:p text:style-name="P1">Rozdział 3 skupi się na bardziej szczegółowym opisie aplikacji, co dokładnie jest w niej możliwe. Część tą potraktować można jako swoisty samouczek, w którym skupiono się na opisie aplikacji od przodu. Przedstawiono tutaj też możliwości rozwoju.</text:p>
      <text:p text:style-name="P1">Rozdział 4 ma na celu ukazanie programistycznej strony aplikacji. Pokazane zostaną tu fragmenty kodu oraz ich wyczerpują deskrypcję, która pomoże w zrozumieniu meandrów działania poszczególnych elementów.</text:p>
      <text:p text:style-name="P1"/>
      <text:p text:style-name="P1"/>
      <text:p text:style-name="P1">Rozdział 2 Technologie i narzędzia</text:p>
      <text:p text:style-name="P1">2.1 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2.2 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Występuje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w tej pracy inżynierskiej zdecydowano się na wykorzystanie .NET Core w wersji 2.1 oraz język C sharp (C#).</text:p>
      <text:p text:style-name="P1">MSSQL</text:p>
      <text:p text:style-name="P1">Bazy danych są niezwykle istotne w aplikacja skupiających się na przechowywaniu informacji. Spośród rożnych rodzai baz, w projekcie użyto bazy relacyjnej. Do języka zapytań docelowo miał być więc użyty SQL lub jego pochodna. No podstawie tych wymagań do obsługi baz danych idealnie pasowało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SQL Server Management Studio</text:p>
      <text:p text:style-name="P1">Do obsłużenia baz danych oprócz IDE, posłużono się również zintegrowanym środowiskiem do zarządzania MSSQL - SQL Server Managment Studio. W programie tym można było przejrzeć tablice oraz rekordy bazy danych i co najważniejsze stworzyć jej schemat w oparciu o istniejące tablice.</text:p>
      <text:p text:style-name="P1">Entity Framework</text:p>
      <text:p text:style-name="P1">Sama baza danych nie jest wystarczająca, musi ona zostać uzupełniona o dane. Dodawanie ręczne rekordów do zbioru to pierwsze co przychodzi na myśl, lecz wstawianie ich manualnie nie tylko jest żmudne ale i narażone na błędy ludzkie. Aplikacja powinna wstawiać rekordy do bazy automatycznie, a do ułatwienia tego zadania można wspomóc się frameworkiem Entity Framework. Odpowiada on za mapowanie obiektowo-relacyjne, ponieważ pomimo tego że baza jest relacyjna, obiekty w kodzie aplikacji są obiektami, co wynika z obiektowości języka C#. Narzędzie to pomaga łączyć te dwie struktury. Ma ono też wbudowane obsługę użytkowników i ich ról dzięki temu nie trzeba tego robić ręcznie.</text:p>
      <text:p text:style-name="P1">Bootstrap<text:line-break/>Jedną z reguł interfejsu jest aby osoba odwiedzająca stronę powinna na podstawie samego designu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Aplikacja w tej pracy inżynierskiej identyfikuje pracowników poprzez ich służbowy, adres mailowy przez co obsługa maili jest niezwykle istotna. W tym celu użyto stosunkowo prostej biblioteki obsługującą pocztę elektroniczną zwaną MailKit. Pozwala wysyłać cyfrowe listy po wpisaniu danych do maila.</text:p>
      <text:p text:style-name="P1"/>
      <text:p text:style-name="P1">2.3 Narzędzia programistyczne </text:p>
      <text:p text:style-name="P1">Visual Studio 2017</text:p>
      <text:p text:style-name="P1">Kontynuując wcześniej wspominany trend używania narzędzi Microsoftu, do pisania kodu użyto popularne IDE - zintegrowane środowisko programistyczne Visual Studio 2017 w darmowej wersji Community. Program ten to swoisty kombajn w którym stworzyć mozna nie tylko aplikacje internetową ale i oprogramowanie konsolowe czy takie z graficznym interfejsem. Visual Studio wspiera natywnie wszystkie wyżej wymienione frameworki jak ASP.NET Core czy MSSQL z Entity Frameworkiem, dzięki czemu nie problemy z kompatybilnością pomiędzy tymi komponentami zmniejszone są do minimum. Oprogramowanie jest własnościowe w przeciwieństwie to użytych technologii, jednakże dostępna jest edycja Community za darmo dla celów niekomercyjnych z myślą o zastosowaniach akademickich.</text:p>
      <text:p text:style-name="P1">Notepad++<text:line-break/>Otwarto-źródłowy notatnik, który w pracy inżynierskiej miał za zadanie wspierać otwieranie mniejszych plików często poza projektowych. Pozwala on na wczytywanie formatów na podstawie rozszerzenia, co czyniło go idealnym dopełnieniem.</text:p>
      <text:p text:style-name="P1">Git</text:p>
      <text:p text:style-name="P1">„Git to nowoczesny, rozproszony system kontroli wersji”. „Głównym zadaniem systemu kontroli wersji jest ułatwienie przeprowadzania operacji synchronizacji plików projektu [.]”. Git w pracy inżynierskiej umożliwił tworzenie gałęzi, które wdrażały nowe funkcjonalności w poszczególnych etapach rozwoju projektu. Zapisywane były poszczególny zmiany zwane też commitami, dzięki czemu przy błędach lub dodaniu czegoś, co ostatecznie nie było potrzebne, można było posiłkować się kontrolą wersji. Projekt przechowywany jest w popularnym hostingowym serwisie GitHub. Do obsługi gita służył zarówno zawarta w aplikację Git konsola jak i pomocne narzędzia w Visual Studio 2017, który natywnie wspiera kontrole wersji. </text:p>
      <text:p text:style-name="P1"/>
      <text:p text:style-name="P1"/>
      <text:p text:style-name="P1">Rozdział 3: Aplikacja</text:p>
      <text:p text:style-name="P1">Jednym z najważniejszych zadań dla programistów jest stworzenie zmyślnie połączonego systemu dla użytkownika. Interfejs i nawigacja po stronie powinny być intuicyjne <text:s text:c="1"/>i proste. Strona już samym wyglądem powinna zakomunikować swoje funkcje i możliwości. W tym punkcie skupiono się <text:s text:c="1"/>na poszczególnych podstronach aplikacji, opisując poszczególne pola. </text:p>
      <text:p text:style-name="P1">W aplikacji występują 3 typy dostępu, pierwszym z nich jest niezalogowany użytkownik. W domyśle jest to widok zarezerwowany dla gości oraz studentów. W tym trybie liczba funkcji jest najbardziej ograniczona. Z racji tego, iż recenzować prace mogą tylko pracownicy uczelni, w domyśle bez odpowiednich uprawnień nie pozwala się gościom na wejście w główne opcje aplikacji. Drugim typem dostępu jest zwykły zalogowany użytkownik. Pracownik po dostaniu odpowiednich danych od administratora jest w stanie zalogować się i korzystać z większości funkcji serwisu. Jest on w stanie skorzystać z typowych ustawień dla stworzonego użytkownika jak zmiana hasła. Ostatnim typem dostępu jest bycie administratorem serwisu. Przy pierwszym kontrolowanym otwarciu strony, administrator zgodnie z zaleceniem programisty, dostaje dostęp do konta administratora. Z tego poziomu możemy tworzyć innych administratorów. Tutaj posiadamy pełnie praw i całkowity dostęp do strony. W tym rozdziale przybliżymy obsługę strony z poziomu gościa, użytkownika oraz administratora wraz z administratorem głównym.</text:p>
      <text:p text:style-name="P1">Gość</text:p>
      <text:p text:style-name="P1">W tym segmencie skupiono się nie tylko na samych stronach ale i na ich celach. Spora część wymienionych tu elementów, to nieodłączna część nowoczesnego wzornictwa, niezbędna do prawidłowego zaprojektowania strony internetowej. W przeciwieństwie do innych typów dostępów, ten konkretny jest dla każdego, więc odwiedzając aplikację, użytkownik będzie mógł używać każdego z komponentów w mniejszym lub większym stopniu. Niezależnie czy chce faktycznie skorzystać z głównej funkcji wysyłania zgłoszeń recenzji, czy tylko zobaczyć dostępne opcje.</text:p>
      <text:p text:style-name="P1">Strona Główna</text:p>
      <text:p text:style-name="P1">Po wejściu po raz pierwszy raz na stronę po wcześniejszej skonfigurowaniu jej przez admina, zobaczyć można stronę główną. W języku angielskim nazywa się ją Home Page, co można przetłumaczyć jako strona domowa. Rzut oka na tę stronę, powinien dać użytkownikowi obraz tego, co będzie mógł tutaj zrobić. Odbiorca nie powinien być jednak przytłoczony, zwięzłe i treściwe przedstawienie jest bardziej istotne. Witryna główna to najczęściej odwiedzana strona na pojedynczego użytkownika, więc jej design dla twórców aplikacji internetowych jest niezwykle istotny.</text:p>
      <text:p text:style-name="P1">W tym widoku można zauważyć parę elementów. Jednym z najbardziej rzucających się w oczy jest logo serwisu, przedstawiające herb Politechniki Łódzkiej wraz z polską nazwą strony. Obrazek nie jest klikalny głownie dlatego, że przenosił by w to samo miejsce. Pod nim znaleźć można komunikat z poleceniem wyboru czynności oraz 2 przyciski. Te przyciski mogą zmieniać się w zależności od typu dostępu, ale dla gościa dostępna jest opcja logowania oraz wysłania pracy. Niezależnie co klikniemy zostaniemy aplikacji przeniesie użytkownika na inną stroną, pierwszy do strony logowania, drugi do formularza zgłoszenia pracy.</text:p>
      <text:p text:style-name="P1">Pasek Nawigacyjny </text:p>
      <text:p text:style-name="P1">Mówiąc o stronie, nie można nie wspomnieć o potencjalnie najważniejszym jej elemencie jeśli chodzi o poruszanie się po niej. Pasek nawigacyjny jest nieodłącznym elementem każdej strony aplikacji. W teorii niepozorny element, ma jedną istotną cechę, jest widoczny na każdej podstronie witryny. Niezależnie od miejsca na stronie, na górze zawsze odnajdziemy pasek nawigacyjny. <text:s text:c="1"/>Jego głównym celem jest pomoc użytkownikowi w nawigacji. Za jego pomocą można przejść do prawie każdej strony, a jego zawartość zmienia się w zależności od typu dostępu. Nowe opcje jednak, nie powinny zmieniać dotychczasowego ułożenia linków. Domyślnie na pierwszej pozycji powinien być napis z nazwą aplikacji, który po kliknięciu przeniesie użytkownika do strony głównej. Kolejna opcja „Pracownicy” przesyła do strony z zarejestrowanymi użytkownikami. Ostatnia opcja dla gości to opcja „Zaloguj się”, która przenosi do strony logowania. Domyślnie logowanie nie jest możliwe bez danych logowania, które przydziela administrator.</text:p>
      <text:p text:style-name="P1">Strona Logowania</text:p>
      <text:p text:style-name="P1">Obsługa modułu użytkownika jest niezwykle istotna dla aplikacji internetowych, które chcą w jakiś sposób ograniczać dostęp. Logowanie umożliwia rozpoznawania użytkowników, pozwalającą wyświetlić odpowiednie informacje z bazy danych. ASP.NET Core zapewnia obsługę identyfikacji w ramach Entity FrameWorku. W celu logowania wymagane są dane w postaci jakiegoś rodzaju identyfikatora, często w formie nazwy użytkownika lub emaila, oraz hasło, które blokuje dostęp do prywatnych danych. Projekt wykorzystuje do identyfikacji adres email oraz hasło. Jeśli użytkownik posiada takie, może je tu wpisać. Przy nieprawidłowych danych wyskoczy ogólny komunikat o błędzie. Aplikacja w zamyśle nie posiada opcji rejestracji, zamiast tego możemy wysłać zgłoszenie.</text:p>
      <text:p text:style-name="P1">Strona Zgłoszenia Użytkownika</text:p>
      <text:p text:style-name="P1">Zamysł strony pozwala rejestrować użytkowników tylko administratorowi. Jeżeli jednak konta nie ma w systemie, pracownik uczelnie może na powyższej stronie wysłać zgłoszenie. Wpisując tu w odpowiednie pola swój mail, imię z nazwiskiem oraz wybierając wydział z listy. Zgłoszenie to powędruje do administratora serwisu, który to będzie mógł zarejestrować brakującego użytkownika.</text:p>
      <text:p text:style-name="P1"/>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